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3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 style:data-style-name="N2" text:time-value="23:06:11.436500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09-15T00:26:57.780206832</dc:date>
    <meta:editing-duration>P1DT13H55M17S</meta:editing-duration>
    <meta:editing-cycles>60</meta:editing-cycles>
    <meta:document-statistic meta:table-count="5" meta:cell-count="1451" meta:object-count="0"/>
  </office:meta>
</office:document-meta>
</file>